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63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31 | T15 ID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4:40:00</text:p>
          </table:table-cell>
          <table:table-cell table:style-name="ce1" office:value-type="string" calcext:value-type="string">
            <text:p>09:2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]+[.B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1]+[.B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3]+[.B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4]+[.B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5]+[.B1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6]+[.B1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+[.B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19]+[.B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+[.B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5]+[.B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8]+[.B2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+[.B3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30]+[.B3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31]+[.B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3]+[.B3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34]+[.B3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5]+[.B3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+[.B3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7]+[.B3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38]+[.B3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39]+[.B4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1]+[.B4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3]+[.B4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45]+[.B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48]+[.B4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49]+[.B5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50]+[.B5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52]+[.B5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55]+[.B5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56]+[.B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57]+[.B58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58]+[.B5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59]+[.B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60]+[.B6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61]+[.B6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62]+[.B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64]+[.B6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65]+[.B6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66]+[.B6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67]+[.B6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68]+[.B6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C69]+[.B7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70]+[.B7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71]+[.B7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72]+[.B7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73]+[.B7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74]+[.B7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75]+[.B7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6]+[.B7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78]+[.B79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80]+[.B8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81]+[.B8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2]+[.B8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83]+[.B8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84]+[.B85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85]+[.B86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6]+[.B8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C87]+[.B8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8]+[.B8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89]+[.B9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90]+[.B91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1]+[.B92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92]+[.B93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3]+[.B9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C94]+[.B9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95]+[.B96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96]+[.B9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97]+[.B9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C98]+[.B9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99]+[.B10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00]+[.B101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101]+[.B10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C102]+[.B10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103]+[.B104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104]+[.B10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105]+[.B106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106]+[.B107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107]+[.B108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[.C108]+[.B10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109]+[.B110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110]+[.B11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111]+[.B112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112]+[.B11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C113]+[.B11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[.C114]+[.B115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15]+[.B11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formula="of:=[.C116]+[.B11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117]+[.B118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118]+[.B11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119]+[.B12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120]+[.B12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121]+[.B12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C122]+[.B12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.C123]+[.B12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[.C124]+[.B12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C125]+[.B12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26]+[.B12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C127]+[.B12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128]+[.B12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129]+[.B1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130]+[.B13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[.C131]+[.B13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C132]+[.B133]" office:value-type="float" office:value="101" calcext:value-type="float">
            <text:p>101</text:p>
          </table:table-cell>
        </table:table-row>
      </table:table>
      <table:table table:name="231 | T15 VUELT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4:40:00</text:p>
          </table:table-cell>
          <table:table-cell table:style-name="ce1" office:value-type="string" calcext:value-type="string">
            <text:p>09:2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6]+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7]+[.B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+[.B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0]+[.B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2]+[.B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3]+[.B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4]+[.B1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5]+[.B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8]+[.B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9]+[.B2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20]+[.B2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21]+[.B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2]+[.B2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5]+[.B2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28]+[.B2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29]+[.B3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30]+[.B3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[.B3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32]+[.B3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3]+[.B3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5]+[.B3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7]+[.B3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38]+[.B3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39]+[.B4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41]+[.B4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43]+[.B4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45]+[.B4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48]+[.B4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50]+[.B5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51]+[.B5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52]+[.B5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55]+[.B5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56]+[.B57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57]+[.B5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58]+[.B5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59]+[.B6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60]+[.B6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61]+[.B6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62]+[.B6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64]+[.B6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65]+[.B6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66]+[.B6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67]+[.B6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68]+[.B6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69]+[.B7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70]+[.B7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71]+[.B7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72]+[.B7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73]+[.B74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74]+[.B7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75]+[.B7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6]+[.B77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78]+[.B7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80]+[.B8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81]+[.B8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82]+[.B8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3]+[.B8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84]+[.B8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5]+[.B8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86]+[.B8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C87]+[.B88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8]+[.B89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89]+[.B9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90]+[.B9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91]+[.B9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C92]+[.B9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93]+[.B94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94]+[.B9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95]+[.B96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6]+[.B97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97]+[.B9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C98]+[.B9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99]+[.B100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00]+[.B10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101]+[.B10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C102]+[.B103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103]+[.B104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104]+[.B105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105]+[.B106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106]+[.B107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107]+[.B108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C108]+[.B10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109]+[.B11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C110]+[.B11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111]+[.B11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112]+[.B113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113]+[.B11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114]+[.B11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15]+[.B116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116]+[.B117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C117]+[.B11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118]+[.B11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119]+[.B120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120]+[.B121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121]+[.B12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122]+[.B12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[.C123]+[.B12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[.C124]+[.B12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C125]+[.B126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26]+[.B12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C127]+[.B12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128]+[.B12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129]+[.B13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130]+[.B13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[.C131]+[.B132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C132]+[.B13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33]+[.B13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134]+[.B13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135]+[.B13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</table:table>
      <table:table table:name="615-Voca | C38 ID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5:10:00</text:p>
          </table:table-cell>
          <table:table-cell table:style-name="ce1" office:value-type="string" calcext:value-type="string">
            <text:p>19:1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] +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] +[.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5] +[.C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 +[.C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 +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] +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 +[.C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 +[.C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1] +[.C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2] +[.C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3] +[.C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4] +[.C1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5] +[.C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6] +[.C1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7] +[.C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8] +[.C1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19] +[.C1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0] +[.C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21] +[.C2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2] +[.C2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23] +[.C2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24] +[.C2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25] +[.C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6] +[.C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7] +[.C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28] +[.C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 +[.C2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30] +[.C2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1] +[.C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32] +[.C3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B33] +[.C3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34] +[.C3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35] +[.C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36] +[.C3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B37] +[.C3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38] +[.C3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B39] +[.C3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40] +[.C3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1] +[.C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42] +[.C4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B43] +[.C4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44] +[.C4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5] +[.C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B46] +[.C4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7] +[.C4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48] +[.C4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49] +[.C4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B50] +[.C4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51] +[.C5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52] +[.C5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B53] +[.C5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B54] +[.C5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B55] +[.C5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56] +[.C5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57] +[.C5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58] +[.C5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B59] +[.C5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B60] +[.C5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61] +[.C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62] +[.C6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63] +[.C6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B64] +[.C6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B65] +[.C6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66] +[.C6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B67] +[.C6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B68] +[.C6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B69] +[.C6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B70] +[.C6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71] +[.C7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B72] +[.C7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73] +[.C7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74] +[.C7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B75] +[.C7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B76] +[.C7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B77] +[.C76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B78] +[.C7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79] +[.C78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B80] +[.C79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81] +[.C8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82] +[.C8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B83] +[.C8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B84] +[.C8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85] +[.C8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B86] +[.C8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B87] +[.C8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B88] +[.C87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B89] +[.C8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B90] +[.C89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B91] +[.C9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B92] +[.C91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B93] +[.C92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B94] +[.C9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B95] +[.C9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96] +[.C95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B97] +[.C9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B98] +[.C97]" office:value-type="float" office:value="71" calcext:value-type="float">
            <text:p>71</text:p>
          </table:table-cell>
        </table:table-row>
      </table:table>
      <table:table table:name="615-Voca | C38 VUELT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5:10:00</text:p>
          </table:table-cell>
          <table:table-cell table:style-name="ce1" office:value-type="string" calcext:value-type="string">
            <text:p>19:1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] +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] +[.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 +[.C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 +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 +[.C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8] +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 +[.C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 +[.C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1] +[.C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 +[.C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3] +[.C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4] +[.C1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5] +[.C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6] +[.C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7] +[.C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18] +[.C1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9] +[.C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20] +[.C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21] +[.C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B22] +[.C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3] +[.C2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24] +[.C2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25] +[.C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6] +[.C2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7] +[.C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28] +[.C2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29] +[.C2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30] +[.C2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31] +[.C3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B32] +[.C3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33] +[.C3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34] +[.C3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35] +[.C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36] +[.C3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37] +[.C3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38] +[.C3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39] +[.C3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B40] +[.C3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1] +[.C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42] +[.C4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B43] +[.C4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44] +[.C4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5] +[.C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B46] +[.C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7] +[.C4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48] +[.C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49] +[.C4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50] +[.C4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51] +[.C5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52] +[.C5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B53] +[.C5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B54] +[.C5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55] +[.C5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56] +[.C5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57] +[.C5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58] +[.C5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59] +[.C5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60] +[.C5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61] +[.C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62] +[.C6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B63] +[.C6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B64] +[.C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65] +[.C6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66] +[.C6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B67] +[.C6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B68] +[.C6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69] +[.C6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B70] +[.C6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B71] +[.C7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B72] +[.C7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B73] +[.C7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74] +[.C7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B75] +[.C74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B76] +[.C7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77] +[.C76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B78] +[.C7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79] +[.C7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B80] +[.C7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81] +[.C80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B82] +[.C8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B83] +[.C8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B84] +[.C8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85] +[.C8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B86] +[.C8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B87] +[.C8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B88] +[.C8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B89] +[.C88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90] +[.C8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B91] +[.C9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B92] +[.C9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B93] +[.C92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B94] +[.C93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95] +[.C9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96] +[.C95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B97] +[.C96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B98] +[.C97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B99] +[.C98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B100] +[.C9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101] +[.C100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B102] +[.C10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B103] +[.C102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104] +[.C10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B105] +[.C104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B106] +[.C105]" office:value-type="float" office:value="74" calcext:value-type="float">
            <text:p>74</text:p>
          </table:table-cell>
        </table:table-row>
      </table:table>
      <table:table table:name="15 | C-73 IDA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05:00:00</text:p>
          </table:table-cell>
          <table:table-cell table:style-name="ce1" office:value-type="string" calcext:value-type="string">
            <text:p>23:00:00</text:p>
          </table:table-cell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6]+[.B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7]+[.B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+[.B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]+[.B1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0]+[.B1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3]+[.B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4]+[.B1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5]+[.B1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7]+[.B1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8]+[.B1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19]+[.B2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21]+[.B2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25]+[.B2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+[.B27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28]+[.B2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+[.B3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30]+[.B31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[.B3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3]+[.B3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5]+[.B3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37]+[.B38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38]+[.B3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39]+[.B4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1]+[.B42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42]+[.B43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3]+[.B4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44]+[.B4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45]+[.B46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48]+[.B49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50]+[.B5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52]+[.B53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55]+[.B5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56]+[.B5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57]+[.B58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58]+[.B59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59]+[.B60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60]+[.B6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61]+[.B6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62]+[.B6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64]+[.B6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65]+[.B66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66]+[.B67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67]+[.B68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68]+[.B69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69]+[.B70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70]+[.B71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71]+[.B72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72]+[.B73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73]+[.B74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74]+[.B7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75]+[.B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6]+[.B77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78]+[.B79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80]+[.B81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81]+[.B82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2]+[.B83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83]+[.B84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84]+[.B85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5]+[.B86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86]+[.B87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7]+[.B8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88]+[.B89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89]+[.B90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0]+[.B91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91]+[.B92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2]+[.B93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C93]+[.B9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4]+[.B9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95]+[.B96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6]+[.B97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97]+[.B98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98]+[.B99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99]+[.B100]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00]+[.B101]" office:value-type="float" office:value="66" calcext:value-type="float">
            <text:p>66</text:p>
          </table:table-cell>
          <table:table-cell/>
        </table:table-row>
      </table:table>
      <table:table table:name="15 | C-73 VUELTA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05:00:00</text:p>
          </table:table-cell>
          <table:table-cell table:style-name="ce1" office:value-type="string" calcext:value-type="string">
            <text:p>23:00: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]+[.B1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]+[.B1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3]+[.B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4]+[.B1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5]+[.B1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+[.B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9]+[.B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+[.B22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3]+[.B2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5]+[.B2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8]+[.B29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29]+[.B3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+[.B3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[.B3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3]+[.B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5]+[.B3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7]+[.B3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38]+[.B39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39]+[.B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40]+[.B4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41]+[.B4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43]+[.B4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45]+[.B4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46]+[.B4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48]+[.B4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50]+[.B5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52]+[.B53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54]+[.B55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55]+[.B56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56]+[.B57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57]+[.B58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58]+[.B5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59]+[.B6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60]+[.B61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61]+[.B62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C62]+[.B6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64]+[.B6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65]+[.B66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66]+[.B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67]+[.B6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68]+[.B69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69]+[.B70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70]+[.B7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71]+[.B72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72]+[.B73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73]+[.B74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74]+[.B75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75]+[.B76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6]+[.B7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78]+[.B79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80]+[.B8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81]+[.B8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82]+[.B83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83]+[.B84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4]+[.B85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85]+[.B86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6]+[.B8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7]+[.B88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88]+[.B89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89]+[.B90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0]+[.B9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91]+[.B92]" office:value-type="float" office:value="45" calcext:value-type="float">
            <text:p>45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8:03:40.610943986</meta:creation-date>
    <dc:date>2024-02-09T10:20:44.283665073</dc:date>
    <meta:editing-duration>PT12H27M28S</meta:editing-duration>
    <meta:editing-cycles>10</meta:editing-cycles>
    <meta:generator>LibreOffice/7.4.5.1$Linux_X86_64 LibreOffice_project/40$Build-1</meta:generator>
    <meta:document-statistic meta:table-count="6" meta:cell-count="1999" meta:object-count="0"/>
  </office:meta>
</office:document-meta>
</file>